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na et Delphine : sœurs jumelles de Célestia</text:p>
      <text:p text:style-name="P1"/>
      <text:p text:style-name="P1">------ Diana ------</text:p>
      <text:p text:style-name="P1"/>
      <text:p text:style-name="P1">Cheveux : blancs, mi-longs</text:p>
      <text:p text:style-name="P1">Yeux : aveugle</text:p>
      <text:p text:style-name="P1">Élément : Vie</text:p>
      <text:p text:style-name="P1"/>
      <text:p text:style-name="P1">Diana renferme en elle, le démon Astaroth de l'Indifférence, et ne peut pas le contrôler.</text:p>
      <text:p text:style-name="P1">Parfois, elle se réveille ne sachant pas où elle est.</text:p>
      <text:p text:style-name="P1">Ce démon prend possession d'elle et part à la recherche d'une âme.</text:p>
      <text:p text:style-name="P1">Il demande alors à la victime : son passé, son présent et son futur.</text:p>
      <text:p text:style-name="P1">Et si l'âme ne l’intéresse pas, il la tue.</text:p>
      <text:p text:style-name="P1"/>
      <text:p text:style-name="P1"/>
      <text:p text:style-name="P1">------ Delphine ------</text:p>
      <text:p text:style-name="P1"/>
      <text:p text:style-name="P1">Cheveux : blancs, mi-longs</text:p>
      <text:p text:style-name="P1">Yeux : violets</text:p>
      <text:p text:style-name="P1">Élément : Vie</text:p>
      <text:p text:style-name="P1"/>
      <text:p text:style-name="P1">Delphine renferme en elle, le démon Ba'al de la Luxure, mais n'a pas fait encore d'apparition.</text:p>
      <text:p text:style-name="P1">Delphine a des petits doutes sur elle-même, mais reste concentrée sur le fait d'aider sa sœur.</text:p>
      <text:p text:style-name="P1"/>
      <text:p text:style-name="P1"/>
      <text:p text:style-name="P1">------- Histoire ------</text:p>
      <text:p text:style-name="P1"/>
      <text:p text:style-name="P1">Les jumelles furent recueillies sur un champ de bataille contre l'En-Bas.</text:p>
      <text:p text:style-name="P1">Delphine remarqua l'étrangeté de sa sœur au fur et à mesure qu'elles grandissaient.</text:p>
      <text:p text:style-name="P1">Diana devenait somnambule certains soirs, et se perdait souvent dans ses pensées.</text:p>
      <text:p text:style-name="P1">Et un soir... Delphine retrouva sa sœur, hurlant et criant qu'elle ne voulait plus « voir la laideur de leur âme ».</text:p>
      <text:p text:style-name="P1">Delphine vit alors sa sœur planter ses ongles dans ses yeux. Elle hurla de plus belle, avec une voix que Delphine ne reconnaissait pas.</text:p>
      <text:p text:style-name="P1">Delphine réagit aussi vite qu'elle a pu, en essayant de retenir ses bras. Elle sentit alors quelque chose en elle qui semblait s'agiter, mais Diana se calmait en même temps.</text:p>
      <text:p text:style-name="P1">Après quelques secondes qui leur semblaient des heures, Delphine et Diana se retrouvèrent allongées, inconscientes.</text:p>
      <text:p text:style-name="P1">Delphine se réveilla dans un lit d’hôpital, mais Diana se réveilla dans l'obscurité totale...</text:p>
      <text:p text:style-name="P1">Depuis, Delphine essaye de calmer les crises de Diana, et réussirent à maintenir leur secret discret...</text:p>
      <text:p text:style-name="P1"/>
      <text:p text:style-name="P1">------ Secret ------</text:p>
      <text:p text:style-name="P1"/>
      <text:p text:style-name="P1">Le secret, c'est que les jumelles n'ont pas atterrit là sur Celestia par hasard, elles viennent de l'En-Bas. Elles sont utilisées, sans qu'elles ont aient conscience, par l'Entreprise qui cherche à localiser et obtenir la Sainte Cab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3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3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7T15:45:59.80</meta:creation-date>
    <dc:date>2017-10-17T16:09:34.49</dc:date>
    <meta:editing-duration>PT11M10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28" meta:word-count="326" meta:character-count="1949"/>
  </office:meta>
</office:document-meta>
</file>